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manifest.rdf" manifest:media-type="application/rdf+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layout-cache" manifest:media-type="application/binary"/>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ans Pro" svg:font-family="'Source Sans Pro'" style:font-family-generic="swiss"/>
    <style:font-face style:name="Playfair Display" svg:font-family="'Playfair Display'" style:font-pitch="variable"/>
    <style:font-face style:name="Source Sans Pro1" svg:font-family="'Source Sans Pro'" style:font-pitch="variable"/>
    <style:font-face style:name="Source Sans Pro Light" svg:font-family="'Source Sans Pro Light'"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Playfair Display" fo:font-size="18pt" fo:font-weight="bold" officeooo:rsid="00135dc5" officeooo:paragraph-rsid="00135dc5" style:font-size-asian="15.75pt" style:font-weight-asian="bold" style:font-size-complex="18pt" style:font-weight-complex="bold"/>
    </style:style>
    <style:style style:name="P2" style:family="paragraph" style:parent-style-name="Standard">
      <style:paragraph-properties fo:text-align="center" style:justify-single-word="false"/>
      <style:text-properties style:font-name="Source Sans Pro1" fo:font-size="12pt" fo:font-weight="normal" officeooo:rsid="00135dc5" officeooo:paragraph-rsid="00135dc5" style:font-size-asian="12pt" style:font-weight-asian="normal" style:font-size-complex="12pt" style:font-weight-complex="normal"/>
    </style:style>
    <style:style style:name="P3" style:family="paragraph" style:parent-style-name="Standard">
      <style:paragraph-properties fo:margin-top="9.999cm" fo:margin-bottom="1cm" loext:contextual-spacing="false" fo:text-align="center" style:justify-single-word="false" style:writing-mode="page"/>
      <style:text-properties style:font-name="Playfair Display" fo:font-size="18pt" fo:font-weight="bold" officeooo:rsid="00135dc5" officeooo:paragraph-rsid="00135dc5" style:font-size-asian="15.75pt" style:font-weight-asian="bold" style:font-size-complex="18pt" style:font-weight-complex="bold"/>
    </style:style>
    <style:style style:name="P4" style:family="paragraph" style:parent-style-name="Standard">
      <style:paragraph-properties fo:line-height="150%" fo:text-align="center" style:justify-single-word="false" style:writing-mode="page"/>
      <style:text-properties style:font-name="Playfair Display" fo:font-size="14pt" fo:font-weight="bold" officeooo:rsid="00135dc5" officeooo:paragraph-rsid="00135dc5" style:font-size-asian="14pt" style:font-weight-asian="bold" style:font-size-complex="14pt" style:font-weight-complex="bold"/>
    </style:style>
    <style:style style:name="P5" style:family="paragraph" style:parent-style-name="Standard">
      <style:paragraph-properties fo:line-height="150%" fo:text-align="justify" style:justify-single-word="false" style:writing-mode="page"/>
      <style:text-properties style:font-name="Playfair Display" fo:font-size="14pt" fo:font-weight="bold" officeooo:rsid="00135dc5" officeooo:paragraph-rsid="00135dc5" style:font-size-asian="14pt" style:font-weight-asian="bold" style:font-size-complex="14pt" style:font-weight-complex="bold"/>
    </style:style>
    <style:style style:name="P6" style:family="paragraph" style:parent-style-name="Standard">
      <style:paragraph-properties fo:margin-top="6.001cm" fo:margin-bottom="1cm" loext:contextual-spacing="false" fo:text-align="center" style:justify-single-word="false" style:writing-mode="page"/>
      <style:text-properties style:font-name="Playfair Display" fo:font-size="14pt" fo:font-style="italic" fo:font-weight="normal" officeooo:rsid="00135dc5" officeooo:paragraph-rsid="00135dc5" style:font-size-asian="14pt" style:font-style-asian="italic" style:font-weight-asian="normal" style:font-size-complex="14pt" style:font-style-complex="italic" style:font-weight-complex="normal"/>
    </style:style>
    <style:style style:name="P7" style:family="paragraph" style:parent-style-name="Standard">
      <style:paragraph-properties fo:margin-top="0cm" fo:margin-bottom="0cm" loext:contextual-spacing="false" fo:line-height="150%" fo:text-align="center" style:justify-single-word="false" fo:break-before="page" style:writing-mode="page"/>
      <style:text-properties style:font-name="Playfair Display" fo:font-size="18pt" fo:font-weight="bold" officeooo:rsid="00135dc5" officeooo:paragraph-rsid="00135dc5" style:font-size-asian="15.75pt" style:font-weight-asian="bold" style:font-size-complex="18pt" style:font-weight-complex="bold"/>
    </style:style>
    <style:style style:name="P8" style:family="paragraph" style:parent-style-name="Standard">
      <style:paragraph-properties fo:margin-left="0cm" fo:margin-right="0cm" fo:line-height="150%" fo:text-align="justify" style:justify-single-word="false" fo:text-indent="1.27cm" style:auto-text-indent="true" style:writing-mode="page"/>
      <style:text-properties style:font-name="Source Sans Pro1" fo:font-size="12pt" fo:font-weight="normal" officeooo:rsid="00135dc5" officeooo:paragraph-rsid="00135dc5" style:font-size-asian="12pt" style:font-weight-asian="normal" style:font-size-complex="12pt" style:font-weight-complex="normal"/>
    </style:style>
    <style:style style:name="P9" style:family="paragraph" style:parent-style-name="Standard">
      <style:paragraph-properties fo:margin-left="0cm" fo:margin-right="0cm" fo:line-height="150%" fo:text-align="start" style:justify-single-word="false" fo:text-indent="1.27cm" style:auto-text-indent="true" style:writing-mode="page"/>
      <style:text-properties style:font-name="Source Sans Pro1" fo:font-size="12pt" fo:font-weight="normal" officeooo:rsid="00137731" officeooo:paragraph-rsid="00137731" style:font-size-asian="12pt" style:font-weight-asian="normal" style:font-size-complex="12pt" style:font-weight-complex="normal"/>
    </style:style>
    <style:style style:name="P10" style:family="paragraph" style:parent-style-name="Standard">
      <style:paragraph-properties fo:margin-left="0cm" fo:margin-right="0cm" fo:line-height="150%" fo:text-align="start" style:justify-single-word="false" fo:text-indent="1.27cm" style:auto-text-indent="true" style:writing-mode="page"/>
      <style:text-properties style:font-name="Source Sans Pro1" fo:font-size="12pt" fo:font-weight="normal" officeooo:rsid="0013f8e1" officeooo:paragraph-rsid="0013f8e1" style:font-size-asian="12pt" style:font-weight-asian="normal" style:font-size-complex="12pt" style:font-weight-complex="normal"/>
    </style:style>
    <style:style style:name="P11" style:family="paragraph" style:parent-style-name="Standard">
      <style:paragraph-properties fo:margin-left="0cm" fo:margin-right="0cm" fo:line-height="150%" fo:text-align="center" style:justify-single-word="false" fo:text-indent="1.27cm" style:auto-text-indent="true" style:writing-mode="page"/>
      <style:text-properties style:font-name="Source Sans Pro1" fo:font-size="12pt" fo:font-weight="normal" officeooo:rsid="0013f8e1" officeooo:paragraph-rsid="0013f8e1" style:font-size-asian="12pt" style:font-weight-asian="normal" style:font-size-complex="12pt" style:font-weight-complex="normal"/>
    </style:style>
    <style:style style:name="P12" style:family="paragraph" style:parent-style-name="Standard">
      <style:paragraph-properties fo:margin-left="0cm" fo:margin-right="0cm" fo:line-height="150%" fo:text-align="justify" style:justify-single-word="false" fo:text-indent="1.27cm" style:auto-text-indent="true" style:writing-mode="page"/>
      <style:text-properties style:font-name="Source Sans Pro1" fo:font-size="12pt" fo:font-weight="normal" officeooo:rsid="001b1532" officeooo:paragraph-rsid="001b1532" style:font-size-asian="12pt" style:font-weight-asian="normal" style:font-size-complex="12pt" style:font-weight-complex="normal"/>
    </style:style>
    <style:style style:name="P13" style:family="paragraph" style:parent-style-name="Standard">
      <style:paragraph-properties fo:margin-left="0cm" fo:margin-right="0cm" fo:line-height="150%" fo:text-align="justify" style:justify-single-word="false" fo:text-indent="1.27cm" style:auto-text-indent="true" style:writing-mode="page"/>
      <style:text-properties style:font-name="Source Sans Pro1" fo:font-size="12pt" fo:font-weight="normal" officeooo:rsid="0021d043" officeooo:paragraph-rsid="0021d043" style:font-size-asian="12pt" style:font-weight-asian="normal" style:font-size-complex="12pt" style:font-weight-complex="normal"/>
    </style:style>
    <style:style style:name="P14" style:family="paragraph" style:parent-style-name="Standard">
      <style:paragraph-properties fo:margin-left="0cm" fo:margin-right="0cm" fo:line-height="150%" fo:text-align="center" style:justify-single-word="false" fo:text-indent="1.27cm" style:auto-text-indent="true" style:writing-mode="page"/>
      <style:text-properties style:font-name="Source Sans Pro1" fo:font-size="12pt" fo:font-weight="normal" officeooo:rsid="0021d043" officeooo:paragraph-rsid="0021d043" style:font-size-asian="12pt" style:font-weight-asian="normal" style:font-size-complex="12pt" style:font-weight-complex="normal"/>
    </style:style>
    <style:style style:name="P15" style:family="paragraph" style:parent-style-name="Standard">
      <style:paragraph-properties fo:margin-left="0cm" fo:margin-right="0cm" fo:line-height="150%" fo:text-align="justify" style:justify-single-word="false" fo:text-indent="1.27cm" style:auto-text-indent="true" style:writing-mode="page"/>
      <style:text-properties style:font-name="Source Sans Pro1" fo:font-size="12pt" fo:font-weight="bold" officeooo:rsid="001b256b" officeooo:paragraph-rsid="002a86ca" style:font-size-asian="12pt" style:font-weight-asian="bold" style:font-size-complex="12pt" style:font-weight-complex="bold"/>
    </style:style>
    <style:style style:name="P16" style:family="paragraph" style:parent-style-name="Standard">
      <style:paragraph-properties fo:margin-left="0cm" fo:margin-right="0cm" fo:line-height="150%" fo:text-align="justify" style:justify-single-word="false" fo:text-indent="1.27cm" style:auto-text-indent="true" style:writing-mode="page"/>
      <style:text-properties style:font-name="Source Sans Pro1" fo:font-size="12pt" fo:font-weight="bold" officeooo:rsid="001ed66b" officeooo:paragraph-rsid="001ed66b" style:font-size-asian="12pt" style:font-weight-asian="bold" style:font-size-complex="12pt" style:font-weight-complex="bold"/>
    </style:style>
    <style:style style:name="P17" style:family="paragraph" style:parent-style-name="Standard">
      <style:paragraph-properties fo:margin-left="0cm" fo:margin-right="0cm" fo:line-height="150%" fo:text-align="justify" style:justify-single-word="false" fo:text-indent="1.27cm" style:auto-text-indent="true" style:writing-mode="page"/>
      <style:text-properties style:font-name="Source Sans Pro1" fo:font-size="12pt" fo:font-weight="bold" officeooo:rsid="0021d043" officeooo:paragraph-rsid="0021d043" style:font-size-asian="12pt" style:font-weight-asian="bold" style:font-size-complex="12pt" style:font-weight-complex="bold"/>
    </style:style>
    <style:style style:name="P18" style:family="paragraph" style:parent-style-name="Standard">
      <style:paragraph-properties fo:margin-left="0cm" fo:margin-right="0cm" fo:line-height="150%" fo:text-align="justify" style:justify-single-word="false" fo:text-indent="1.27cm" style:auto-text-indent="true" style:writing-mode="page"/>
      <style:text-properties officeooo:paragraph-rsid="00165be0"/>
    </style:style>
    <style:style style:name="P19" style:family="paragraph" style:parent-style-name="Standard">
      <style:paragraph-properties fo:margin-left="0cm" fo:margin-right="0cm" fo:line-height="150%" fo:text-align="justify" style:justify-single-word="false" fo:text-indent="1.27cm" style:auto-text-indent="true" style:writing-mode="page"/>
      <style:text-properties officeooo:rsid="0013f8e1" officeooo:paragraph-rsid="0013f8e1"/>
    </style:style>
    <style:style style:name="P20" style:family="paragraph" style:parent-style-name="Standard">
      <style:paragraph-properties fo:margin-left="0cm" fo:margin-right="0cm" fo:line-height="150%" fo:text-align="justify" style:justify-single-word="false" fo:text-indent="1.27cm" style:auto-text-indent="true" style:writing-mode="page"/>
      <style:text-properties officeooo:rsid="001a667b" officeooo:paragraph-rsid="001a667b"/>
    </style:style>
    <style:style style:name="P21" style:family="paragraph" style:parent-style-name="Standard">
      <style:paragraph-properties fo:margin-left="0cm" fo:margin-right="0cm" fo:line-height="150%" fo:text-align="justify" style:justify-single-word="false" fo:text-indent="1.27cm" style:auto-text-indent="true" style:writing-mode="page"/>
      <style:text-properties fo:font-weight="normal" officeooo:paragraph-rsid="0021d043" style:font-weight-asian="normal" style:font-weight-complex="normal"/>
    </style:style>
    <style:style style:name="P22" style:family="paragraph" style:parent-style-name="Standard" style:list-style-name="L5">
      <style:paragraph-properties fo:line-height="150%" fo:text-align="justify" style:justify-single-word="false" style:writing-mode="page"/>
      <style:text-properties style:font-name="Source Sans Pro1" fo:font-size="12pt" fo:font-weight="normal" officeooo:rsid="001b1532" officeooo:paragraph-rsid="001b1532" style:font-size-asian="12pt" style:font-weight-asian="normal" style:font-size-complex="12pt" style:font-weight-complex="normal"/>
    </style:style>
    <style:style style:name="P23" style:family="paragraph" style:parent-style-name="Standard" style:list-style-name="L8">
      <style:paragraph-properties fo:line-height="150%" fo:text-align="justify" style:justify-single-word="false" style:writing-mode="page"/>
      <style:text-properties style:font-name="Source Sans Pro1" fo:font-size="12pt" fo:font-weight="normal" officeooo:rsid="001ed66b" officeooo:paragraph-rsid="001ed66b" style:font-size-asian="12pt" style:font-weight-asian="normal" style:font-size-complex="12pt" style:font-weight-complex="normal"/>
    </style:style>
    <style:style style:name="P24" style:family="paragraph" style:parent-style-name="Standard" style:list-style-name="L8">
      <style:paragraph-properties fo:line-height="150%" fo:text-align="justify" style:justify-single-word="false" style:writing-mode="page"/>
      <style:text-properties style:font-name="Source Sans Pro1" fo:font-size="12pt" fo:font-weight="normal" officeooo:rsid="001ed66b" officeooo:paragraph-rsid="001f078c" style:font-size-asian="12pt" style:font-weight-asian="normal" style:font-size-complex="12pt" style:font-weight-complex="normal"/>
    </style:style>
    <style:style style:name="P25" style:family="paragraph" style:parent-style-name="Standard" style:list-style-name="L8">
      <style:paragraph-properties fo:line-height="150%" fo:text-align="justify" style:justify-single-word="false" style:writing-mode="page"/>
      <style:text-properties style:font-name="Source Sans Pro1" fo:font-size="12pt" fo:font-weight="normal" officeooo:rsid="00207fdc" officeooo:paragraph-rsid="00207fdc" style:font-size-asian="12pt" style:font-weight-asian="normal" style:font-size-complex="12pt" style:font-weight-complex="normal"/>
    </style:style>
    <style:style style:name="P26" style:family="paragraph" style:parent-style-name="Standard" style:list-style-name="L7">
      <style:paragraph-properties fo:line-height="150%" fo:text-align="justify" style:justify-single-word="false" style:writing-mode="page"/>
      <style:text-properties style:font-name="Source Sans Pro1" fo:font-size="12pt" fo:font-weight="bold" officeooo:rsid="001b256b" officeooo:paragraph-rsid="001b256b" style:font-size-asian="12pt" style:font-weight-asian="bold" style:font-size-complex="12pt" style:font-weight-complex="bold"/>
    </style:style>
    <style:style style:name="P27" style:family="paragraph" style:parent-style-name="Standard" style:list-style-name="L7">
      <style:paragraph-properties fo:line-height="150%" fo:text-align="justify" style:justify-single-word="false" style:writing-mode="page"/>
      <style:text-properties style:font-name="Source Sans Pro1" fo:font-size="12pt" fo:font-weight="bold" officeooo:rsid="001b96e2" officeooo:paragraph-rsid="001b96e2" style:font-size-asian="12pt" style:font-weight-asian="bold" style:font-size-complex="12pt" style:font-weight-complex="bold"/>
    </style:style>
    <style:style style:name="P28" style:family="paragraph" style:parent-style-name="Standard" style:list-style-name="L7">
      <style:paragraph-properties fo:line-height="150%" fo:text-align="justify" style:justify-single-word="false" style:writing-mode="page"/>
      <style:text-properties style:font-name="Source Sans Pro1" fo:font-size="12pt" fo:font-weight="bold" officeooo:rsid="001c26c6" officeooo:paragraph-rsid="001c26c6" style:font-size-asian="12pt" style:font-weight-asian="bold" style:font-size-complex="12pt" style:font-weight-complex="bold"/>
    </style:style>
    <style:style style:name="P29" style:family="paragraph" style:parent-style-name="Standard" style:list-style-name="L9">
      <style:paragraph-properties fo:line-height="150%" fo:text-align="justify" style:justify-single-word="false" style:writing-mode="page"/>
      <style:text-properties style:font-name="Source Sans Pro1" fo:font-size="12pt" fo:font-weight="bold" officeooo:rsid="0021d043" officeooo:paragraph-rsid="0021d043" style:font-size-asian="12pt" style:font-weight-asian="bold" style:font-size-complex="12pt" style:font-weight-complex="bold"/>
    </style:style>
    <style:style style:name="P30" style:family="paragraph" style:parent-style-name="Standard" style:list-style-name="L9">
      <style:paragraph-properties fo:line-height="150%" fo:text-align="justify" style:justify-single-word="false" style:writing-mode="page"/>
      <style:text-properties style:font-name="Source Sans Pro1" fo:font-size="12pt" fo:font-weight="bold" officeooo:rsid="0025e99f" officeooo:paragraph-rsid="0025e99f" style:font-size-asian="12pt" style:font-weight-asian="bold" style:font-size-complex="12pt" style:font-weight-complex="bold"/>
    </style:style>
    <style:style style:name="P31" style:family="paragraph" style:parent-style-name="Standard" style:list-style-name="L9">
      <style:paragraph-properties fo:line-height="150%" fo:text-align="justify" style:justify-single-word="false" style:writing-mode="page"/>
      <style:text-properties style:font-name="Source Sans Pro1" fo:font-size="12pt" fo:font-weight="bold" officeooo:rsid="0025e9ff" officeooo:paragraph-rsid="0025e9ff" style:font-size-asian="12pt" style:font-weight-asian="bold" style:font-size-complex="12pt" style:font-weight-complex="bold"/>
    </style:style>
    <style:style style:name="P32" style:family="paragraph" style:parent-style-name="Standard" style:list-style-name="L4">
      <style:paragraph-properties fo:line-height="150%" fo:text-align="justify" style:justify-single-word="false" style:writing-mode="page"/>
      <style:text-properties officeooo:paragraph-rsid="00165be0"/>
    </style:style>
    <style:style style:name="P33" style:family="paragraph" style:parent-style-name="Standard" style:list-style-name="L4">
      <style:paragraph-properties fo:line-height="150%" fo:text-align="justify" style:justify-single-word="false" style:writing-mode="page"/>
      <style:text-properties officeooo:rsid="00165be0" officeooo:paragraph-rsid="00165be0"/>
    </style:style>
    <style:style style:name="P34" style:family="paragraph" style:parent-style-name="Standard" style:list-style-name="L4">
      <style:paragraph-properties fo:line-height="150%" fo:text-align="justify" style:justify-single-word="false" style:writing-mode="page"/>
      <style:text-properties officeooo:rsid="0017e1ca" officeooo:paragraph-rsid="0017e1ca"/>
    </style:style>
    <style:style style:name="P35" style:family="paragraph" style:parent-style-name="Standard">
      <loext:graphic-properties draw:fill="solid" draw:fill-color="#dddddd" draw:fill-image-width="0cm" draw:fill-image-height="0cm"/>
      <style:paragraph-properties fo:margin-left="1.27cm" fo:margin-right="1.27cm" fo:line-height="150%" fo:text-align="justify" style:justify-single-word="false" fo:text-indent="0cm" style:auto-text-indent="true" fo:background-color="#dddddd" style:shadow="none" style:writing-mode="page"/>
      <style:text-properties officeooo:paragraph-rsid="001a667b"/>
    </style:style>
    <style:style style:name="P36" style:family="paragraph" style:parent-style-name="Standard">
      <style:paragraph-properties fo:margin-left="0cm" fo:margin-right="0cm" fo:line-height="150%" fo:text-align="justify" style:justify-single-word="false" fo:text-indent="0cm" style:auto-text-indent="false" style:writing-mode="page"/>
      <style:text-properties style:font-name="Playfair Display" fo:font-size="12pt" fo:font-style="italic" fo:font-weight="bold" officeooo:rsid="001b256b" officeooo:paragraph-rsid="002a86ca" style:font-size-asian="12pt" style:font-style-asian="italic" style:font-weight-asian="bold" style:font-size-complex="12pt" style:font-style-complex="italic" style:font-weight-complex="bold"/>
    </style:style>
    <style:style style:name="P37" style:family="paragraph" style:parent-style-name="Standard">
      <style:paragraph-properties fo:margin-left="0cm" fo:margin-right="0cm" fo:line-height="150%" fo:text-align="justify" style:justify-single-word="false" fo:text-indent="0cm" style:auto-text-indent="false" style:writing-mode="page"/>
      <style:text-properties style:font-name="Playfair Display" fo:font-size="12pt" fo:font-style="italic" fo:font-weight="bold" officeooo:rsid="002a86ca" officeooo:paragraph-rsid="002a86ca" style:font-size-asian="12pt" style:font-style-asian="italic" style:font-weight-asian="bold" style:font-size-complex="12pt" style:font-style-complex="italic" style:font-weight-complex="bold"/>
    </style:style>
    <style:style style:name="T1" style:family="text">
      <style:text-properties style:font-name="Source Sans Pro1" fo:font-size="12pt" fo:font-weight="normal" style:font-size-asian="12pt" style:font-weight-asian="normal" style:font-size-complex="12pt" style:font-weight-complex="normal"/>
    </style:style>
    <style:style style:name="T2" style:family="text">
      <style:text-properties style:font-name="Source Sans Pro1" fo:font-size="12pt" fo:font-weight="normal" officeooo:rsid="0013f8e1" style:font-size-asian="12pt" style:font-weight-asian="normal" style:font-size-complex="12pt" style:font-weight-complex="normal"/>
    </style:style>
    <style:style style:name="T3" style:family="text">
      <style:text-properties style:font-name="Source Sans Pro1" fo:font-size="12pt" fo:font-weight="normal" officeooo:rsid="001491ef" style:font-size-asian="12pt" style:font-weight-asian="normal" style:font-size-complex="12pt" style:font-weight-complex="normal"/>
    </style:style>
    <style:style style:name="T4" style:family="text">
      <style:text-properties style:font-name="Source Sans Pro1" fo:font-size="12pt" fo:font-weight="normal" officeooo:rsid="00165be0" style:font-size-asian="12pt" style:font-weight-asian="normal" style:font-size-complex="12pt" style:font-weight-complex="normal"/>
    </style:style>
    <style:style style:name="T5" style:family="text">
      <style:text-properties style:font-name="Source Sans Pro1" fo:font-size="12pt" fo:font-weight="normal" officeooo:rsid="0017e1ca" style:font-size-asian="12pt" style:font-weight-asian="normal" style:font-size-complex="12pt" style:font-weight-complex="normal"/>
    </style:style>
    <style:style style:name="T6" style:family="text">
      <style:text-properties style:font-name="Source Sans Pro1" fo:font-size="12pt" fo:font-weight="normal" officeooo:rsid="001a667b" style:font-size-asian="12pt" style:font-weight-asian="normal" style:font-size-complex="12pt" style:font-weight-complex="normal"/>
    </style:style>
    <style:style style:name="T7" style:family="text">
      <style:text-properties style:font-name="Source Sans Pro1" fo:font-size="12pt" fo:font-weight="normal" officeooo:rsid="0021d043" style:font-size-asian="12pt" style:font-weight-asian="normal" style:font-size-complex="12pt" style:font-weight-complex="normal"/>
    </style:style>
    <style:style style:name="T8" style:family="text">
      <style:text-properties style:font-name="Source Sans Pro1" fo:font-size="12pt" fo:font-weight="normal" officeooo:rsid="00270009" style:font-size-asian="12pt" style:font-weight-asian="normal" style:font-size-complex="12pt" style:font-weight-complex="normal"/>
    </style:style>
    <style:style style:name="T9" style:family="text">
      <style:text-properties style:font-name="Source Sans Pro1" fo:font-size="12pt" officeooo:rsid="0021d043" style:font-size-asian="12pt" style:font-size-complex="12pt"/>
    </style:style>
    <style:style style:name="T10" style:family="text">
      <style:text-properties style:font-name="Liberation Mono" fo:font-size="11pt" fo:font-style="normal" style:font-size-asian="11pt" style:font-style-asian="normal"/>
    </style:style>
    <style:style style:name="T11" style:family="text">
      <style:text-properties style:text-position="sub 58%"/>
    </style:style>
    <style:style style:name="T12" style:family="text">
      <style:text-properties style:text-position="sub 58%" style:font-name="Source Sans Pro Light" fo:font-size="12pt" fo:font-weight="normal" officeooo:rsid="0014c635" style:font-size-asian="12pt" style:font-weight-asian="normal" style:font-size-complex="12pt" style:font-weight-complex="normal"/>
    </style:style>
    <style:style style:name="T13" style:family="text">
      <style:text-properties style:text-position="sub 58%" style:font-name="Source Sans Pro Light" fo:font-size="12pt" fo:font-weight="normal" officeooo:rsid="00165be0" style:font-size-asian="12pt" style:font-weight-asian="normal" style:font-size-complex="12pt" style:font-weight-complex="normal"/>
    </style:style>
    <style:style style:name="T14" style:family="text">
      <style:text-properties style:text-position="sub 58%" style:font-name="Source Sans Pro Light" fo:font-size="12pt" fo:font-weight="normal" officeooo:rsid="0017e1ca" style:font-size-asian="12pt" style:font-weight-asian="normal" style:font-size-complex="12pt" style:font-weight-complex="normal"/>
    </style:style>
    <style:style style:name="T15" style:family="text">
      <style:text-properties style:text-position="sub 58%" fo:font-weight="normal" style:font-weight-asian="normal" style:font-weight-complex="normal"/>
    </style:style>
    <style:style style:name="T16" style:family="text">
      <style:text-properties style:text-position="sub 58%" fo:font-weight="normal" officeooo:rsid="001f078c" style:font-weight-asian="normal" style:font-weight-complex="normal"/>
    </style:style>
    <style:style style:name="T17" style:family="text">
      <style:text-properties style:text-position="sub 58%" officeooo:rsid="001f078c"/>
    </style:style>
    <style:style style:name="T18" style:family="text">
      <style:text-properties style:text-position="0% 100%" style:font-name="Source Sans Pro Light" fo:font-size="12pt" fo:font-weight="normal" officeooo:rsid="0014c635" style:font-size-asian="12pt" style:font-weight-asian="normal" style:font-size-complex="12pt" style:font-weight-complex="normal"/>
    </style:style>
    <style:style style:name="T19" style:family="text">
      <style:text-properties style:text-position="0% 100%" style:font-name="Source Sans Pro Light" fo:font-size="12pt" fo:font-weight="normal" officeooo:rsid="0017e1ca" style:font-size-asian="12pt" style:font-weight-asian="normal" style:font-size-complex="12pt" style:font-weight-complex="normal"/>
    </style:style>
    <style:style style:name="T20" style:family="text">
      <style:text-properties style:text-position="0% 100%" style:font-name="Source Sans Pro Light" fo:font-size="12pt" fo:font-weight="normal" officeooo:rsid="00165be0" style:font-size-asian="12pt" style:font-weight-asian="normal" style:font-size-complex="12pt" style:font-weight-complex="normal"/>
    </style:style>
    <style:style style:name="T21" style:family="text">
      <style:text-properties style:text-position="0% 100%" style:font-name="Source Sans Pro Light" fo:font-size="12pt" fo:font-weight="normal" officeooo:rsid="0018b9c5" style:font-size-asian="12pt" style:font-weight-asian="normal" style:font-size-complex="12pt" style:font-weight-complex="normal"/>
    </style:style>
    <style:style style:name="T22" style:family="text">
      <style:text-properties style:text-position="0% 100%" style:font-name="Source Sans Pro1" fo:font-weight="normal" style:font-weight-asian="normal" style:font-weight-complex="normal"/>
    </style:style>
    <style:style style:name="T23" style:family="text">
      <style:text-properties style:text-position="0% 100%" style:font-name="Source Sans Pro1" fo:font-weight="normal" officeooo:rsid="0017e1ca" style:font-weight-asian="normal" style:font-weight-complex="normal"/>
    </style:style>
    <style:style style:name="T24" style:family="text">
      <style:text-properties style:text-position="0% 100%" style:font-name="Source Sans Pro1" fo:font-weight="normal" officeooo:rsid="0025e99f" style:font-weight-asian="normal" style:font-weight-complex="normal"/>
    </style:style>
    <style:style style:name="T25" style:family="text">
      <style:text-properties style:font-name="Source Sans Pro Light" fo:font-size="12pt" fo:font-weight="normal" officeooo:rsid="001491ef" style:font-size-asian="12pt" style:font-weight-asian="normal" style:font-size-complex="12pt" style:font-weight-complex="normal"/>
    </style:style>
    <style:style style:name="T26" style:family="text">
      <style:text-properties style:font-name="Source Sans Pro Light" fo:font-size="12pt" fo:font-weight="normal" officeooo:rsid="0014c635" style:font-size-asian="12pt" style:font-weight-asian="normal" style:font-size-complex="12pt" style:font-weight-complex="normal"/>
    </style:style>
    <style:style style:name="T27" style:family="text">
      <style:text-properties style:font-name="Source Sans Pro Light" fo:font-size="12pt" fo:font-weight="normal" officeooo:rsid="0017e1ca" style:font-size-asian="12pt" style:font-weight-asian="normal" style:font-size-complex="12pt" style:font-weight-complex="normal"/>
    </style:style>
    <style:style style:name="T28" style:family="text">
      <style:text-properties fo:font-weight="normal" style:font-weight-asian="normal" style:font-weight-complex="normal"/>
    </style:style>
    <style:style style:name="T29" style:family="text">
      <style:text-properties fo:font-weight="normal" officeooo:rsid="001b256b" style:font-weight-asian="normal" style:font-weight-complex="normal"/>
    </style:style>
    <style:style style:name="T30" style:family="text">
      <style:text-properties fo:font-weight="normal" officeooo:rsid="001b96e2" style:font-weight-asian="normal" style:font-weight-complex="normal"/>
    </style:style>
    <style:style style:name="T31" style:family="text">
      <style:text-properties fo:font-weight="normal" officeooo:rsid="001d0163" style:font-weight-asian="normal" style:font-weight-complex="normal"/>
    </style:style>
    <style:style style:name="T32" style:family="text">
      <style:text-properties fo:font-weight="normal" officeooo:rsid="001f078c" style:font-weight-asian="normal" style:font-weight-complex="normal"/>
    </style:style>
    <style:style style:name="T33" style:family="text">
      <style:text-properties fo:font-weight="normal" officeooo:rsid="00207fdc" style:font-weight-asian="normal" style:font-weight-complex="normal"/>
    </style:style>
    <style:style style:name="T34" style:family="text">
      <style:text-properties fo:font-weight="normal" officeooo:rsid="0022e8f5" style:font-weight-asian="normal" style:font-weight-complex="normal"/>
    </style:style>
    <style:style style:name="T35" style:family="text">
      <style:text-properties fo:font-weight="normal" officeooo:rsid="0029175b" style:font-weight-asian="normal" style:font-weight-complex="normal"/>
    </style:style>
    <style:style style:name="T36" style:family="text">
      <style:text-properties fo:font-weight="normal" officeooo:rsid="002a86ca" style:font-weight-asian="normal" style:font-weight-complex="normal"/>
    </style:style>
    <style:style style:name="T37" style:family="text">
      <style:text-properties officeooo:rsid="001b96e2"/>
    </style:style>
    <style:style style:name="T38" style:family="text">
      <style:text-properties style:text-position="super 58%" fo:font-weight="normal" style:font-weight-asian="normal" style:font-weight-complex="normal"/>
    </style:style>
    <style:style style:name="T39" style:family="text">
      <style:text-properties officeooo:rsid="001f078c"/>
    </style:style>
    <style:style style:name="T40" style:family="text">
      <style:text-properties officeooo:rsid="00207fdc"/>
    </style:style>
    <style:style style:name="T41" style:family="text">
      <style:text-properties officeooo:rsid="0029175b"/>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font-style="normal"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officeooo:rsid="002a86ca"/>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ptimización de cálculo vectorial en emulador de CPU con arquitectura RISC DLX</text:p>
      <text:p text:style-name="P4">Arquitectura de computadores</text:p>
      <text:p text:style-name="P4">Grado en Ingeniería Informática</text:p>
      <text:p text:style-name="P4">Universidad de Salamanca</text:p>
      <text:p text:style-name="P6">Autores:</text:p>
      <text:p text:style-name="P2">Luis Blázquez Miñambres</text:p>
      <text:p text:style-name="P2">Samuel Gómez Sánchez</text:p>
      <text:p text:style-name="P1"/>
      <text:p text:style-name="P7">Optimización de cálculo vectorial en emulador de CPU con arquitectura RISC DLX</text:p>
      <text:p text:style-name="P5">Presentación del problema</text:p>
      <text:p text:style-name="P9">En esta práctica se propone realizar la siguiente operación mediante el procesador DLX utilizando el emulador WinDLX</text:p>
      <text:p text:style-name="P11"><draw:frame draw:style-name="fr1" draw:name="Objeto1" text:anchor-type="as-char" svg:y="-0.619cm" svg:width="4.48cm" svg:height="1cm" draw:z-index="0"><draw:object xlink:href="./Object 1" xlink:type="simple" xlink:show="embed" xlink:actuate="onLoad"/><draw:image xlink:href="./ObjectReplacements/Object 1" xlink:type="simple" xlink:show="embed" xlink:actuate="onLoad"/></draw:frame></text:p>
      <text:p text:style-name="P10">con <draw:frame draw:style-name="fr1" draw:name="Objeto2" text:anchor-type="as-char" svg:y="-0.388cm" svg:width="4.006cm" svg:height="0.542cm" draw:z-index="1"><draw:object xlink:href="./Object 2" xlink:type="simple" xlink:show="embed" xlink:actuate="onLoad"/><draw:image xlink:href="./ObjectReplacements/Object 2" xlink:type="simple" xlink:show="embed" xlink:actuate="onLoad"/></draw:frame> y <text:span text:style-name="T10"><draw:frame draw:style-name="fr1" draw:name="Objeto3" text:anchor-type="as-char" svg:y="-0.39cm" svg:width="1.272cm" svg:height="0.52cm" draw:z-index="2"><draw:object xlink:href="./Object 3" xlink:type="simple" xlink:show="embed" xlink:actuate="onLoad"/><draw:image xlink:href="./ObjectReplacements/Object 3" xlink:type="simple" xlink:show="embed" xlink:actuate="onLoad"/><svg:desc>fórmula</svg:desc></draw:frame></text:span></text:p>
      <text:p text:style-name="P19"><text:span text:style-name="T2">D</text:span><text:span text:style-name="T1">ado que el problema es muy concreto y lo que se busca es optimizar el cálculo, el problema se ha resuelto de modo óptimo únicamente para matrices de dimensión tres y coeficientes reales, como explicaremos a continuación. Cualquier otra combinación es subóptima con el algoritmo planteado.</text:span></text:p>
      <text:p text:style-name="P5">Versión sin optimizar</text:p>
      <text:p text:style-name="P18"><text:span text:style-name="T3">La versión sin optimizar </text:span><text:span text:style-name="T8">utiliza</text:span><text:span text:style-name="T3"> un algoritmo </text:span><text:span text:style-name="T8">«</text:span><text:span text:style-name="T3">natural</text:span><text:span text:style-name="T8">»</text:span><text:span text:style-name="T3">. </text:span><text:span text:style-name="T6">Señalamos</text:span><text:span text:style-name="T4"> lo siguiente:</text:span></text:p>
      <text:list xml:id="list4214902987623400461" text:style-name="L4">
        <text:list-item>
          <text:p text:style-name="P32"><text:span text:style-name="T4">Se han reservado</text:span><text:span text:style-name="T3"> los registros F18 – F26 para </text:span><text:span text:style-name="T4">almacenar el resultado temporalmente</text:span></text:p>
        </text:list-item>
        <text:list-item>
          <text:p text:style-name="P33"><text:span text:style-name="T1">Se ha mantenido el registro F31 a 0 para borrar otros registros</text:span></text:p>
        </text:list-item>
        <text:list-item>
          <text:p text:style-name="P34"><text:span text:style-name="T1">El producto de matrices se ha calculado a partir de la definición, de modo que </text:span><text:span text:style-name="T1"><draw:frame draw:style-name="fr1" draw:name="Objeto5" text:anchor-type="as-char" svg:y="-0.437cm" svg:width="2.656cm" svg:height="0.557cm" draw:z-index="4"><draw:object xlink:href="./Object 5" xlink:type="simple" xlink:show="embed" xlink:actuate="onLoad"/><draw:image xlink:href="./ObjectReplacements/Object 5" xlink:type="simple" xlink:show="embed" xlink:actuate="onLoad"/></draw:frame></text:span></text:p>
        </text:list-item>
        <text:list-item>
          <text:p text:style-name="P33"><text:span text:style-name="T1">Se ha utilizado el método de Laplace </text:span><text:span text:style-name="T5">para el cálculo del determinante</text:span><text:span text:style-name="T1">. De este modo </text:span><text:span text:style-name="T1"><draw:frame draw:style-name="fr1" draw:name="Objeto4" text:anchor-type="as-char" svg:y="-0.386cm" svg:width="2.344cm" svg:height="0.506cm" draw:z-index="3"><draw:object xlink:href="./Object 4" xlink:type="simple" xlink:show="embed" xlink:actuate="onLoad"/><draw:image xlink:href="./ObjectReplacements/Object 4" xlink:type="simple" xlink:show="embed" xlink:actuate="onLoad"/></draw:frame></text:span></text:p>
        </text:list-item>
      </text:list>
      <text:p text:style-name="P20"><text:span text:style-name="T3">B</text:span><text:span text:style-name="T1">ajo estas condiciones el algoritmo resultante es:</text:span></text:p>
      <text:p text:style-name="P35"><text:span text:style-name="T25">Cargar la matriz A en los registros F0 – F8</text:span></text:p>
      <text:p text:style-name="P35"><text:span text:style-name="T25">Cargar la matriz B en los registros F9 – F17</text:span></text:p>
      <text:p text:style-name="P35"><text:span text:style-name="T25">Almacenar el valor α en el registro F30</text:span></text:p>
      <text:p text:style-name="P35"><text:span text:style-name="T26">C</text:span><text:span text:style-name="T27">alcular X = A x B</text:span></text:p>
      <text:p text:style-name="P35"><text:span text:style-name="T27"><text:tab/></text:span><text:span text:style-name="T26">Para cada fila A</text:span><text:span text:style-name="T12">i</text:span><text:span text:style-name="T18"> = (a</text:span><text:span text:style-name="T12">i1</text:span><text:span text:style-name="T18">, a</text:span><text:span text:style-name="T12">i2</text:span><text:span text:style-name="T18">, a</text:span><text:span text:style-name="T12">i3</text:span><text:span text:style-name="T18">)</text:span></text:p>
      <text:p text:style-name="P35"><text:span text:style-name="T18"><text:tab/><text:tab/></text:span><text:span text:style-name="T26">Para cada columna B</text:span><text:span text:style-name="T12">j</text:span><text:span text:style-name="T26"> = (b</text:span><text:span text:style-name="T12">1j</text:span><text:span text:style-name="T26">, b</text:span><text:span text:style-name="T12">2j</text:span><text:span text:style-name="T26">, b</text:span><text:span text:style-name="T12">3j</text:span><text:span text:style-name="T26">)</text:span></text:p>
      <text:p text:style-name="P35"><text:span text:style-name="T26"><text:tab/><text:tab/><text:tab/>Calcular y almacenar x</text:span><text:span text:style-name="T12">ij</text:span><text:span text:style-name="T26"> = a</text:span><text:span text:style-name="T12">i1</text:span><text:span text:style-name="T26">·b</text:span><text:span text:style-name="T12">1j</text:span><text:span text:style-name="T26"> + a</text:span><text:span text:style-name="T12">i2</text:span><text:span text:style-name="T26">·b</text:span><text:span text:style-name="T12">2j</text:span><text:span text:style-name="T26"> + a</text:span><text:span text:style-name="T12">i3</text:span><text:span text:style-name="T26">·b</text:span><text:span text:style-name="T12">3j</text:span></text:p>
      <text:p text:style-name="P35"><text:span text:style-name="T12"/></text:p>
      <text:p text:style-name="P35"><text:span text:style-name="T19">Calcular Y = A + B</text:span></text:p>
      <text:p text:style-name="P35"><text:span text:style-name="T19"><text:tab/></text:span><text:span text:style-name="T20">Para cada (i, j)</text:span></text:p>
      <text:p text:style-name="P35"><text:soft-page-break/><text:span text:style-name="T20"><text:tab/><text:tab/>Calcular y</text:span><text:span text:style-name="T13">ij</text:span><text:span text:style-name="T20"> = a</text:span><text:span text:style-name="T13">ij</text:span><text:span text:style-name="T20"> + b</text:span><text:span text:style-name="T13">ij</text:span></text:p>
      <text:p text:style-name="P35"><text:span text:style-name="T19">Calcular |A+B| por el método de Laplace</text:span></text:p>
      <text:p text:style-name="P35"><text:span text:style-name="T19"><text:tab/>Para k</text:span><text:span text:style-name="T14">i</text:span><text:span text:style-name="T19"> en (y</text:span><text:span text:style-name="T14">11</text:span><text:span text:style-name="T19">, y</text:span><text:span text:style-name="T14">12</text:span><text:span text:style-name="T19">, y</text:span><text:span text:style-name="T14">13</text:span><text:span text:style-name="T19">)</text:span></text:p>
      <text:p text:style-name="P35"><text:span text:style-name="T19"><text:tab/><text:tab/>Calcular y almacenar k</text:span><text:span text:style-name="T14">i</text:span><text:span text:style-name="T19">·Adj(k</text:span><text:span text:style-name="T14">i</text:span><text:span text:style-name="T19">)</text:span></text:p>
      <text:p text:style-name="P35"><text:span text:style-name="T19"><text:tab/>Almacenar |A+B| = k</text:span><text:span text:style-name="T14">1</text:span><text:span text:style-name="T19"> – k</text:span><text:span text:style-name="T14">2</text:span><text:span text:style-name="T19"> + k</text:span><text:span text:style-name="T14">3</text:span></text:p>
      <text:p text:style-name="P35"><text:span text:style-name="T19">Calcular β = 1/|A + B|</text:span></text:p>
      <text:p text:style-name="P35"><text:span text:style-name="T19">Calcular Z = 1/|A + B| · (A x B)</text:span></text:p>
      <text:p text:style-name="P35"><text:span text:style-name="T19"><text:tab/>Para cada (i, j)</text:span></text:p>
      <text:p text:style-name="P35"><text:span text:style-name="T19"><text:tab/><text:tab/>Calcular z</text:span><text:span text:style-name="T14">ij</text:span><text:span text:style-name="T19"> = <text:s/>β · x</text:span><text:span text:style-name="T14">ij</text:span></text:p>
      <text:p text:style-name="P35"><text:span text:style-name="T19">Calcular W = C·α</text:span></text:p>
      <text:p text:style-name="P35"><text:span text:style-name="T19"><text:tab/>Para cada (i, j)</text:span></text:p>
      <text:p text:style-name="P35"><text:span text:style-name="T19"><text:tab/><text:tab/>Calcular w</text:span><text:span text:style-name="T14">ij</text:span><text:span text:style-name="T19"> = <text:s/>α · c</text:span><text:span text:style-name="T14">ij</text:span></text:p>
      <text:p text:style-name="P35"><text:span text:style-name="T21">Calcular y almacenar M = Z + W</text:span></text:p>
      <text:p text:style-name="P5">Versión optimizada</text:p>
      <text:p text:style-name="P12">Para la versión optimizada se ha analizado la complejidad computacional de la operación como paso previo a la implementación del algoritmo. Para ello, se ha realizado un cálculo ponderado según el número de ciclos de ejecución necesarios por cada operación. En la configuración indicada en el enunciado, tenemos que</text:p>
      <text:list xml:id="list2045523394894492020" text:style-name="L5">
        <text:list-item>
          <text:p text:style-name="P22">Suma/<text:span text:style-name="T39">resta</text:span> de números en coma flotante: 2 ciclos de ejecución</text:p>
        </text:list-item>
        <text:list-item>
          <text:p text:style-name="P22">Multiplicación de números en coma flotante: 5 ciclos</text:p>
        </text:list-item>
        <text:list-item>
          <text:p text:style-name="P22">División de números en coma flotante: 19 ciclos</text:p>
        </text:list-item>
      </text:list>
      <text:p text:style-name="P36"><text:span text:style-name="T37">Pre-análisis</text:span></text:p>
      <text:p text:style-name="P15"><text:span text:style-name="T28">Una valoración </text:span><text:span text:style-name="T30">del problema </text:span><text:span text:style-name="T28">nos arroja lo siguiente:</text:span></text:p>
      <text:list xml:id="list2904425874673422424" text:style-name="L7">
        <text:list-item>
          <text:p text:style-name="P26"><text:span text:style-name="T28">Dado que en general los valores de las matrices no se repetirán, la suma de matrices no es optimizable, y para cualesquiera matrices </text:span><text:span text:style-name="T28"><draw:frame draw:style-name="fr1" draw:name="Objeto7" text:anchor-type="as-char" svg:y="-0.388cm" svg:width="2.872cm" svg:height="0.542cm" draw:z-index="6"><draw:object xlink:href="./Object 7" xlink:type="simple" xlink:show="embed" xlink:actuate="onLoad"/><draw:image xlink:href="./ObjectReplacements/Object 7" xlink:type="simple" xlink:show="embed" xlink:actuate="onLoad"/></draw:frame></text:span><text:span text:style-name="T28"> tenemos que </text:span><text:span text:style-name="T28"><draw:frame draw:style-name="fr1" draw:name="Objeto6" text:anchor-type="as-char" svg:y="-0.386cm" svg:width="2.976cm" svg:height="0.506cm" draw:z-index="5"><draw:object xlink:href="./Object 6" xlink:type="simple" xlink:show="embed" xlink:actuate="onLoad"/><draw:image xlink:href="./ObjectReplacements/Object 6" xlink:type="simple" xlink:show="embed" xlink:actuate="onLoad"/></draw:frame></text:span><text:span text:style-name="T28">Si m = n, </text:span><text:span text:style-name="T28"><draw:frame draw:style-name="fr1" draw:name="Objeto8" text:anchor-type="as-char" svg:y="-0.437cm" svg:width="2.604cm" svg:height="0.559cm" draw:z-index="7"><draw:object xlink:href="./Object 8" xlink:type="simple" xlink:show="embed" xlink:actuate="onLoad"/><draw:image xlink:href="./ObjectReplacements/Object 8" xlink:type="simple" xlink:show="embed" xlink:actuate="onLoad"/><svg:desc>fórmula</svg:desc></draw:frame></text:span></text:p>
        </text:list-item>
        <text:list-item>
          <text:p text:style-name="P27"><text:span text:style-name="T28">De igual modo y por un razonamiento análogo, los productos de matriz por escalar tampoco son optimizables, y para cualesquiera </text:span><text:span text:style-name="T29"><draw:frame draw:style-name="fr1" draw:name="Objeto9" text:anchor-type="as-char" svg:y="-0.39cm" svg:width="3.454cm" svg:height="0.543cm" draw:z-index="8"><draw:object xlink:href="./Object 9" xlink:type="simple" xlink:show="embed" xlink:actuate="onLoad"/><draw:image xlink:href="./ObjectReplacements/Object 9" xlink:type="simple" xlink:show="embed" xlink:actuate="onLoad"/><svg:desc>fórmula</svg:desc></draw:frame></text:span><text:span text:style-name="T29"> tenemos que </text:span><text:span text:style-name="T29"><draw:frame draw:style-name="fr1" draw:name="Objeto10" text:anchor-type="as-char" svg:y="-0.386cm" svg:width="2.759cm" svg:height="0.51cm" draw:z-index="9"><draw:object xlink:href="./Object 10" xlink:type="simple" xlink:show="embed" xlink:actuate="onLoad"/><draw:image xlink:href="./ObjectReplacements/Object 10" xlink:type="simple" xlink:show="embed" xlink:actuate="onLoad"/><svg:desc>fórmula</svg:desc></draw:frame></text:span><text:span text:style-name="T29">Si m = n, </text:span><text:span text:style-name="T29"><draw:frame draw:style-name="fr1" draw:name="Objeto11" text:anchor-type="as-char" svg:y="-0.437cm" svg:width="2.379cm" svg:height="0.559cm" draw:z-index="10"><draw:object xlink:href="./Object 11" xlink:type="simple" xlink:show="embed" xlink:actuate="onLoad"/><draw:image xlink:href="./ObjectReplacements/Object 11" xlink:type="simple" xlink:show="embed" xlink:actuate="onLoad"/><svg:desc>fórmula</svg:desc></draw:frame></text:span></text:p>
        </text:list-item>
        <text:list-item>
          <text:p text:style-name="P27"><text:span text:style-name="T29">L</text:span><text:span text:style-name="T28">a división es una operación disponible en el hardware, y por tanto tampoco optimizable.</text:span></text:p>
        </text:list-item>
        <text:list-item>
          <text:p text:style-name="P28"><text:soft-page-break/><text:span text:style-name="T28">El cálculo del determinante es, en el peor caso (por las fórmulas de Laplace o Sarrus, que son equivalentes), O(n!), y en los casos habituales, O(n</text:span><text:span text:style-name="T38">3</text:span><text:span text:style-name="T28">) – mediante eliminación Gaussiana –. No obstante, dado que las matrices son de 3x3, </text:span><text:span text:style-name="T28"><draw:frame draw:style-name="fr1" draw:name="Objeto12" text:anchor-type="as-char" svg:y="-0.437cm" svg:width="6.435cm" svg:height="0.557cm" draw:z-index="11"><draw:object xlink:href="./Object 12" xlink:type="simple" xlink:show="embed" xlink:actuate="onLoad"/><draw:image xlink:href="./ObjectReplacements/Object 12" xlink:type="simple" xlink:show="embed" xlink:actuate="onLoad"/></draw:frame></text:span><text:span text:style-name="T28">El cálculo mediante descomposición LU arroja también un coste de O(n</text:span><text:span text:style-name="T38">3</text:span><text:span text:style-name="T28">). Por ello, optamos por utilizar la aproximación más simple y calculamos el determinante por la regla de Sarrus.</text:span></text:p>
        </text:list-item>
        <text:list-item>
          <text:p text:style-name="P28"><text:span text:style-name="T28">El cálculo del producto de matrices es O(n</text:span><text:span text:style-name="T38">3</text:span><text:span text:style-name="T28">) cuando se utiliza la definición del producto. Existen algoritmos como el de Strassen que permiten reducir la complejidad por debajo de la cúbica, aunque al precio de realizar un mayor número de sumas. Dado que los ciclos empleados en las multiplicaciones adicionales pueden ser utilizados para el cálculo de las diversas sumas </text:span><text:span text:style-name="T31">que hay que realizar para el cálculo de la operación completa, optamos por la opción natural y utilizamos el algoritmo habitual para el cálculo del producto.</text:span></text:p>
        </text:list-item>
      </text:list>
      <text:p text:style-name="P16"><text:span text:style-name="T31">A</text:span><text:span text:style-name="T28">plicando a estas decisiones las ponderaciones arriba indicadas tenemos:</text:span></text:p>
      <text:list xml:id="list8311899951871748151" text:style-name="L8">
        <text:list-item>
          <text:p text:style-name="P23">Cualquier <text:span text:style-name="T43">suma</text:span> de matrices de 3x3 requiere de 9 sumas, i.e., 9 sumas · 2 ciclos/suma = 18 ciclos.</text:p>
        </text:list-item>
        <text:list-item>
          <text:p text:style-name="P23">Cualquier producto de matriz de 3x3 por escalar requiere de 9 productos, i.e., 9 productos · 5 ciclos/producto = 45 ciclos.</text:p>
        </text:list-item>
        <text:list-item>
          <text:p text:style-name="P23">La división requiere de 19 ciclos.</text:p>
        </text:list-item>
        <text:list-item>
          <text:p text:style-name="P24">El cálculo del determinante de una matriz M de 3x3 resulta |M| = m<text:span text:style-name="T11">11</text:span><text:span text:style-name="T39">·m</text:span><text:span text:style-name="T17">22</text:span><text:span text:style-name="T39">·m</text:span><text:span text:style-name="T17">33</text:span><text:span text:style-name="T39"> + </text:span>m<text:span text:style-name="T11">1</text:span><text:span text:style-name="T17">2</text:span><text:span text:style-name="T39">·m</text:span><text:span text:style-name="T17">23</text:span><text:span text:style-name="T39">·m</text:span><text:span text:style-name="T17">31</text:span><text:span text:style-name="T39"> + </text:span>m<text:span text:style-name="T11">1</text:span><text:span text:style-name="T17">3</text:span><text:span text:style-name="T39">·m</text:span><text:span text:style-name="T17">21</text:span><text:span text:style-name="T39">·m</text:span><text:span text:style-name="T17">32</text:span><text:span text:style-name="T39"> – </text:span>m<text:span text:style-name="T17">31</text:span><text:span text:style-name="T39">·m</text:span><text:span text:style-name="T17">22</text:span><text:span text:style-name="T39">·m</text:span><text:span text:style-name="T17">13</text:span><text:span text:style-name="T39"> – </text:span>m<text:span text:style-name="T17">32</text:span><text:span text:style-name="T39">·m</text:span><text:span text:style-name="T17">23</text:span><text:span text:style-name="T39">·m</text:span><text:span text:style-name="T17">11</text:span><text:span text:style-name="T39"> – </text:span>m<text:span text:style-name="T17">33</text:span><text:span text:style-name="T39">·m</text:span><text:span text:style-name="T17">21</text:span><text:span text:style-name="T39">·m</text:span><text:span text:style-name="T17">12</text:span><text:span text:style-name="T39">. Es decir: 12 productos · 5 ciclos/producto + 5 sumas · 2 ciclos/suma = 70 ciclos.</text:span></text:p>
        </text:list-item>
        <text:list-item>
          <text:p text:style-name="P25">El cálculo de cada componente de la matriz resultado del producto de matrices requiere de tres productos y dos sumas. Así, la matriz completa requerirá: 9 componentes · (3 productos · 5 ciclos/producto + 2 sumas · 2 ciclos/suma)/componente = 171 ciclos.</text:p>
        </text:list-item>
      </text:list>
      <text:p text:style-name="P21"><text:span text:style-name="T9">Con lo que resulta que el coste de las operaciones es:</text:span></text:p>
      <text:p text:style-name="P13"><draw:frame draw:style-name="fr1" draw:name="Objeto13" text:anchor-type="as-char" svg:y="-0.386cm" svg:width="14.855cm" svg:height="0.506cm" draw:z-index="12"><draw:object xlink:href="./Object 13" xlink:type="simple" xlink:show="embed" xlink:actuate="onLoad"/><draw:image xlink:href="./ObjectReplacements/Object 13" xlink:type="simple" xlink:show="embed" xlink:actuate="onLoad"/></draw:frame></text:p>
      <text:p text:style-name="P14"><draw:frame draw:style-name="fr1" draw:name="Objeto14" text:anchor-type="as-char" svg:y="-0.386cm" svg:width="6.849cm" svg:height="0.51cm" draw:z-index="13"><draw:object xlink:href="./Object 14" xlink:type="simple" xlink:show="embed" xlink:actuate="onLoad"/><draw:image xlink:href="./ObjectReplacements/Object 14" xlink:type="simple" xlink:show="embed" xlink:actuate="onLoad"/><svg:desc>fórmula</svg:desc></draw:frame></text:p>
      <text:p text:style-name="P37"><text:span text:style-name="T37">A</text:span>lgoritmo</text:p>
      <text:p text:style-name="P17"><text:span text:style-name="T28">Con estos datos, tomamos las siguientes decisiones </text:span><text:span text:style-name="T36">para el cómputo de la operación:</text:span></text:p>
      <text:list xml:id="list7756222953265455429" text:style-name="L9">
        <text:list-item>
          <text:p text:style-name="P29"><text:span text:style-name="T28">Se comienza cargando los datos necesarios para comenzar el producto vectorial lo antes posible. </text:span><text:span text:style-name="T34">Almacenaremos AxB en F0 – F8.</text:span></text:p>
        </text:list-item>
        <text:list-item>
          <text:p text:style-name="P29"><text:soft-page-break/><text:span text:style-name="T28">Comenzamos por calcular los productos necesarios para el cómputo del producto vectorial completo, y en los tiempo de ocupación de la ALU de multiplicación, vamos calculando las sumas necesarias para el cálculo del determinante, esto es, las componentes de A + B.</text:span></text:p>
        </text:list-item>
        <text:list-item>
          <text:p text:style-name="P29"><text:span text:style-name="T28">Además, dado que aún se pueden aprovechar ciclos, vamos cargando dos elementos entre cada par de multiplicaciones, y además almacenamos el resultado de las sumas para liberar registros. Esto nos permite utilizar únicamente el registro F31 para el cálculo de las componentes de A + B.</text:span></text:p>
        </text:list-item>
        <text:list-item>
          <text:p text:style-name="P30"><text:span text:style-name="T28">Cuando el cálculo de A + B está terminado, comenzamos a calcular algunas sumas del producto de matrices en los espacios que antes utilizábamos para el cálculo de las componentes de esa matriz.</text:span></text:p>
        </text:list-item>
        <text:list-item>
          <text:p text:style-name="P30"><text:span text:style-name="T28">Una vez se termina el cálculo de AxB, todas las operaciones posibles son productos de números reales – salvo por la división –, de modo que tenemos dependencias estructurales inevitables. Se aprovechan los ciclos necesarios para cargar el valor </text:span><text:span text:style-name="T23">α</text:span><text:span text:style-name="T28"> y la matriz C para comenzar el producto </text:span><text:span text:style-name="T23">α</text:span><text:span text:style-name="T22">·C </text:span><text:span text:style-name="T28">tan rápido como se termine de calcular |A + B|.</text:span></text:p>
        </text:list-item>
        <text:list-item>
          <text:p text:style-name="P30"><text:span text:style-name="T28">Al tiempo, una vez se termina de calcular el determinante, se comienza a calcular la división 1/|A+B|.</text:span></text:p>
        </text:list-item>
        <text:list-item>
          <text:p text:style-name="P31"><text:span text:style-name="T28">Por último, se aprovecha para ir calculando el producto 1/|A+B|·AxB al mismo tiempo que el resultado del mismo se va sumando con la matriz ya calculada <text:s/></text:span><text:span text:style-name="T23">α</text:span><text:span text:style-name="T24">·C. </text:span><text:span text:style-name="T22">Durante los ciclos de productos y sumas se va almacenando al mismo tiempo el resultado definitivo en la matriz M.</text:span></text:p>
        </text:list-item>
      </text:list>
      <text:p text:style-name="P5">Comparativa</text:p>
      <text:p text:style-name="P8">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Sans Pro" svg:font-family="'Source Sans Pro'" style:font-family-generic="swiss"/>
    <style:font-face style:name="Playfair Display" svg:font-family="'Playfair Display'" style:font-pitch="variable"/>
    <style:font-face style:name="Source Sans Pro1" svg:font-family="'Source Sans Pro'" style:font-pitch="variable"/>
    <style:font-face style:name="Source Sans Pro Light" svg:font-family="'Source Sans Pro Light'"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4T13:20:34.942437313</meta:creation-date>
    <dc:date>2019-05-14T19:52:37.744035988</dc:date>
    <meta:editing-duration>PT1H29M17S</meta:editing-duration>
    <meta:editing-cycles>20</meta:editing-cycles>
    <meta:generator>LibreOffice/5.2.7.2$Linux_X86_64 LibreOffice_project/20m0$Build-2</meta:generator>
    <meta:document-statistic meta:table-count="0" meta:image-count="0" meta:object-count="14" meta:page-count="5" meta:paragraph-count="74" meta:word-count="1086" meta:character-count="6300" meta:non-whitespace-character-count="5269"/>
  </office:meta>
</office:document-meta>
</file>

<file path=Object 1/content.xml><?xml version="1.0" encoding="utf-8"?>
<math xmlns="http://www.w3.org/1998/Math/MathML" display="block">
  <semantics>
    <mrow>
      <mi>M</mi>
      <mo stretchy="false">=</mo>
      <mrow>
        <mrow>
          <mrow>
            <mo fence="true" stretchy="false">(</mo>
            <mrow>
              <mrow>
                <mi>A</mi>
                <mo stretchy="false">×</mo>
                <mi>B</mi>
              </mrow>
            </mrow>
            <mo fence="true" stretchy="false">)</mo>
          </mrow>
          <mo stretchy="false">⋅</mo>
          <mfrac>
            <mn>1</mn>
            <mrow>
              <mo fence="true" stretchy="true">|</mo>
              <mrow>
                <mrow>
                  <mi>A</mi>
                  <mo stretchy="false">+</mo>
                  <mi>B</mi>
                </mrow>
              </mrow>
              <mo fence="true" stretchy="true">|</mo>
            </mrow>
          </mfrac>
        </mrow>
        <mo stretchy="false">+</mo>
        <mrow>
          <mi>C</mi>
          <mo stretchy="false">⋅</mo>
          <mi>α</mi>
        </mrow>
      </mrow>
    </mrow>
    <annotation encoding="StarMath 5.0">M = ( A times  B )  cdot {{1} over {abs{A + B }}} + C cdot α</annotation>
  </semantics>
</math>
</file>

<file path=Object 10/content.xml><?xml version="1.0" encoding="utf-8"?>
<math xmlns="http://www.w3.org/1998/Math/MathML" display="block">
  <semantics>
    <mrow>
      <mrow>
        <mrow>
          <mi>k</mi>
          <mo stretchy="false">⋅</mo>
          <mi>X</mi>
        </mrow>
        <mo stretchy="false">∈</mo>
        <mrow>
          <mi>O</mi>
          <mrow>
            <mo fence="true" stretchy="false">(</mo>
            <mrow>
              <mrow>
                <mi>m</mi>
                <mi>·</mi>
                <mi>n</mi>
              </mrow>
            </mrow>
            <mo fence="true" stretchy="false">)</mo>
          </mrow>
        </mrow>
      </mrow>
      <mi>.</mi>
    </mrow>
    <annotation encoding="StarMath 5.0">{ { k } cdot { X } } in { O( m · n ) }.</annotation>
  </semantics>
</math>
</file>

<file path=Object 11/content.xml><?xml version="1.0" encoding="utf-8"?>
<math xmlns="http://www.w3.org/1998/Math/MathML" display="block">
  <semantics>
    <mrow>
      <mrow>
        <mrow>
          <mi>k</mi>
          <mo stretchy="false">⋅</mo>
          <mi>X</mi>
        </mrow>
        <mo stretchy="false">∈</mo>
        <mrow>
          <mi>O</mi>
          <mrow>
            <mo fence="true" stretchy="false">(</mo>
            <mrow>
              <msup>
                <mi>n</mi>
                <mn>2</mn>
              </msup>
            </mrow>
            <mo fence="true" stretchy="false">)</mo>
          </mrow>
        </mrow>
      </mrow>
      <mi>.</mi>
    </mrow>
    <annotation encoding="StarMath 5.0">{ { k } cdot { X } } in { O( n ^ 2 ) }.</annotation>
  </semantics>
</math>
</file>

<file path=Object 12/content.xml><?xml version="1.0" encoding="utf-8"?>
<math xmlns="http://www.w3.org/1998/Math/MathML" display="block">
  <semantics>
    <mrow>
      <mi>O</mi>
      <mrow>
        <mrow>
          <mo fence="true" stretchy="false">(</mo>
          <mrow>
            <mrow>
              <mi>n</mi>
              <mi>!</mi>
            </mrow>
          </mrow>
          <mo fence="true" stretchy="false">)</mo>
        </mrow>
        <mo stretchy="false">=</mo>
        <mi>O</mi>
      </mrow>
      <mrow>
        <mrow>
          <mo fence="true" stretchy="false">(</mo>
          <mrow>
            <mrow>
              <mi>n</mi>
              <mo stretchy="false">⋅</mo>
              <mrow>
                <mo fence="true" stretchy="false">(</mo>
                <mrow>
                  <mrow>
                    <mi>n</mi>
                    <mo stretchy="false">−</mo>
                    <mn>1</mn>
                  </mrow>
                </mrow>
                <mo fence="true" stretchy="false">)</mo>
              </mrow>
              <mo stretchy="false">⋅</mo>
              <mrow>
                <mo fence="true" stretchy="false">(</mo>
                <mrow>
                  <mrow>
                    <mi>n</mi>
                    <mo stretchy="false">−</mo>
                    <mn>2</mn>
                  </mrow>
                </mrow>
                <mo fence="true" stretchy="false">)</mo>
              </mrow>
            </mrow>
          </mrow>
          <mo fence="true" stretchy="false">)</mo>
        </mrow>
        <mo stretchy="false">=</mo>
        <mi>O</mi>
      </mrow>
      <mrow>
        <mo fence="true" stretchy="false">(</mo>
        <mrow>
          <msup>
            <mi>n</mi>
            <mn>3</mn>
          </msup>
        </mrow>
        <mo fence="true" stretchy="false">)</mo>
      </mrow>
      <mi>.</mi>
    </mrow>
    <annotation encoding="StarMath 5.0">O( n! ) = O( n cdot (n - 1) cdot ( n - 2 ) ) = O ( n ^ 3 ).</annotation>
  </semantics>
</math>
</file>

<file path=Object 13/content.xml><?xml version="1.0" encoding="utf-8"?>
<math xmlns="http://www.w3.org/1998/Math/MathML" display="block">
  <semantics>
    <mrow>
      <mi mathvariant="italic">Producto</mi>
      <mi mathvariant="italic">vectorial</mi>
      <mrow>
        <mrow>
          <mo fence="true" stretchy="false">(</mo>
          <mrow>
            <mrow>
              <mn>171</mn>
              <mi mathvariant="italic">ciclos</mi>
            </mrow>
          </mrow>
          <mo fence="true" stretchy="false">)</mo>
        </mrow>
        <mo stretchy="false">&gt;</mo>
        <mi mathvariant="italic">Determinante</mi>
      </mrow>
      <mrow>
        <mrow>
          <mo fence="true" stretchy="false">(</mo>
          <mrow>
            <mrow>
              <mn>70</mn>
              <mi mathvariant="italic">ciclos</mi>
            </mrow>
          </mrow>
          <mo fence="true" stretchy="false">)</mo>
        </mrow>
        <mo stretchy="false">&gt;</mo>
        <mi mathvariant="italic">Producto</mi>
      </mrow>
      <mi mathvariant="italic">escalar</mi>
      <mrow>
        <mo fence="true" stretchy="false">(</mo>
        <mrow>
          <mrow>
            <mn>45</mn>
            <mi mathvariant="italic">ciclos</mi>
          </mrow>
        </mrow>
        <mo fence="true" stretchy="false">)</mo>
      </mrow>
    </mrow>
    <annotation encoding="StarMath 5.0">Producto vectorial ( 171 ciclos ) gt Determinante ( 70 ciclos ) gt Producto escalar ( 45 ciclos )</annotation>
  </semantics>
</math>
</file>

<file path=Object 14/content.xml><?xml version="1.0" encoding="utf-8"?>
<math xmlns="http://www.w3.org/1998/Math/MathML" display="block">
  <semantics>
    <mrow>
      <mrow>
        <mrow/>
        <mo stretchy="false">&gt;</mo>
        <mi mathvariant="italic">División</mi>
      </mrow>
      <mrow>
        <mrow>
          <mo fence="true" stretchy="false">(</mo>
          <mrow>
            <mrow>
              <mn>19</mn>
              <mi mathvariant="italic">ciclos</mi>
            </mrow>
          </mrow>
          <mo fence="true" stretchy="false">)</mo>
        </mrow>
        <mo stretchy="false">&gt;</mo>
        <mi mathvariant="italic">Suma</mi>
      </mrow>
      <mrow>
        <mo fence="true" stretchy="false">(</mo>
        <mrow>
          <mrow>
            <mn>18</mn>
            <mi mathvariant="italic">ciclos</mi>
          </mrow>
        </mrow>
        <mo fence="true" stretchy="false">)</mo>
      </mrow>
    </mrow>
    <annotation encoding="StarMath 5.0">{} gt División ( 19 ciclos ) gt Suma ( 18 ciclos )</annotation>
  </semantics>
</math>
</file>

<file path=Object 2/content.xml><?xml version="1.0" encoding="utf-8"?>
<math xmlns="http://www.w3.org/1998/Math/MathML" display="block">
  <semantics>
    <mrow>
      <mi>A</mi>
      <mi>,</mi>
      <mi>B</mi>
      <mi>,</mi>
      <mi>C</mi>
      <mi>,</mi>
      <mrow>
        <mi>M</mi>
        <mo stretchy="false">∈</mo>
        <mrow>
          <msub>
            <mi>M</mi>
            <mrow>
              <mn>3</mn>
              <mi>x</mi>
              <mn>3</mn>
            </mrow>
          </msub>
          <mrow>
            <mo fence="true" stretchy="false">(</mo>
            <mrow>
              <mi mathvariant="normal">ℝ</mi>
            </mrow>
            <mo fence="true" stretchy="false">)</mo>
          </mrow>
        </mrow>
      </mrow>
    </mrow>
    <annotation encoding="StarMath 5.0">A, B, C, M in { M_{3x3}(setR) }</annotation>
  </semantics>
</math>
</file>

<file path=Object 3/content.xml><?xml version="1.0" encoding="utf-8"?>
<math xmlns="http://www.w3.org/1998/Math/MathML" display="block">
  <semantics>
    <mrow>
      <mrow>
        <mi>α</mi>
        <mo stretchy="false">∈</mo>
        <mi mathvariant="normal">ℝ</mi>
      </mrow>
      <mi>.</mi>
    </mrow>
    <annotation encoding="StarMath 5.0">α in setR.</annotation>
  </semantics>
</math>
</file>

<file path=Object 4/content.xml><?xml version="1.0" encoding="utf-8"?>
<math xmlns="http://www.w3.org/1998/Math/MathML" display="block">
  <semantics>
    <mrow>
      <mrow>
        <mrow>
          <mo fence="true" stretchy="true">|</mo>
          <mrow>
            <mi>M</mi>
          </mrow>
          <mo fence="true" stretchy="true">|</mo>
        </mrow>
        <mo stretchy="false">∈</mo>
        <mi>O</mi>
      </mrow>
      <mrow>
        <mo fence="true" stretchy="false">(</mo>
        <mrow>
          <mrow>
            <mi>n</mi>
            <mi>!</mi>
          </mrow>
        </mrow>
        <mo fence="true" stretchy="false">)</mo>
      </mrow>
      <mi>.</mi>
    </mrow>
    <annotation encoding="StarMath 5.0">abs{ M } in O( n! ).</annotation>
  </semantics>
</math>
</file>

<file path=Object 5/content.xml><?xml version="1.0" encoding="utf-8"?>
<math xmlns="http://www.w3.org/1998/Math/MathML" display="block">
  <semantics>
    <mrow>
      <mrow>
        <mrow>
          <mi>A</mi>
          <mo stretchy="false">×</mo>
          <mi>B</mi>
        </mrow>
        <mo stretchy="false">∈</mo>
        <mi>O</mi>
      </mrow>
      <mrow>
        <mo fence="true" stretchy="false">(</mo>
        <mrow>
          <msup>
            <mi>n</mi>
            <mn>3</mn>
          </msup>
        </mrow>
        <mo fence="true" stretchy="false">)</mo>
      </mrow>
      <mi>.</mi>
    </mrow>
    <annotation encoding="StarMath 5.0">{ A times B } in O( n^3 ).</annotation>
  </semantics>
</math>
</file>

<file path=Object 6/content.xml><?xml version="1.0" encoding="utf-8"?>
<math xmlns="http://www.w3.org/1998/Math/MathML" display="block">
  <semantics>
    <mrow>
      <mrow>
        <mrow>
          <mi>X</mi>
          <mo stretchy="false">+</mo>
          <mi>Y</mi>
        </mrow>
        <mo stretchy="false">∈</mo>
        <mi>O</mi>
      </mrow>
      <mrow>
        <mo fence="true" stretchy="false">(</mo>
        <mrow>
          <mrow>
            <mi>m</mi>
            <mi>·</mi>
            <mi>n</mi>
          </mrow>
        </mrow>
        <mo fence="true" stretchy="false">)</mo>
      </mrow>
      <mi>.</mi>
    </mrow>
    <annotation encoding="StarMath 5.0">X + Y in O( m · n ).</annotation>
  </semantics>
</math>
</file>

<file path=Object 7/content.xml><?xml version="1.0" encoding="utf-8"?>
<math xmlns="http://www.w3.org/1998/Math/MathML" display="block">
  <semantics>
    <mrow>
      <mi>X</mi>
      <mi>,</mi>
      <mrow>
        <mi>Y</mi>
        <mo stretchy="false">∈</mo>
        <msub>
          <mi>M</mi>
          <mi mathvariant="italic">mxn</mi>
        </msub>
      </mrow>
      <mrow>
        <mo fence="true" stretchy="false">(</mo>
        <mrow>
          <mi mathvariant="normal">ℝ</mi>
        </mrow>
        <mo fence="true" stretchy="false">)</mo>
      </mrow>
    </mrow>
    <annotation encoding="StarMath 5.0">X, Y in M_{ mxn } (setR)</annotation>
  </semantics>
</math>
</file>

<file path=Object 8/content.xml><?xml version="1.0" encoding="utf-8"?>
<math xmlns="http://www.w3.org/1998/Math/MathML" display="block">
  <semantics>
    <mrow>
      <mrow>
        <mrow>
          <mi>X</mi>
          <mo stretchy="false">+</mo>
          <mi>Y</mi>
        </mrow>
        <mo stretchy="false">∈</mo>
        <mi>O</mi>
      </mrow>
      <mrow>
        <mo fence="true" stretchy="false">(</mo>
        <mrow>
          <msup>
            <mi>n</mi>
            <mn>2</mn>
          </msup>
        </mrow>
        <mo fence="true" stretchy="false">)</mo>
      </mrow>
      <mi>.</mi>
    </mrow>
    <annotation encoding="StarMath 5.0">X + Y in O( n ^ 2 ).</annotation>
  </semantics>
</math>
</file>

<file path=Object 9/content.xml><?xml version="1.0" encoding="utf-8"?>
<math xmlns="http://www.w3.org/1998/Math/MathML" display="block">
  <semantics>
    <mrow>
      <mrow>
        <mi>X</mi>
        <mo stretchy="false">∈</mo>
        <msub>
          <mi>M</mi>
          <mi mathvariant="italic">mxn</mi>
        </msub>
      </mrow>
      <mrow>
        <mo fence="true" stretchy="false">(</mo>
        <mrow>
          <mi mathvariant="normal">ℝ</mi>
        </mrow>
        <mo fence="true" stretchy="false">)</mo>
      </mrow>
      <mi>,</mi>
      <mrow>
        <mi>k</mi>
        <mo stretchy="false">∈</mo>
        <mi mathvariant="normal">ℝ</mi>
      </mrow>
    </mrow>
    <annotation encoding="StarMath 5.0">X in M_{ mxn } (setR), k in setR</annotation>
  </semantics>
</math>
</file>